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69cm"/>
    </style:style>
    <style:style style:name="co3" style:family="table-column">
      <style:table-column-properties fo:break-before="auto" style:column-width="10.375cm"/>
    </style:style>
    <style:style style:name="co4" style:family="table-column">
      <style:table-column-properties fo:break-before="auto" style:column-width="2.895cm"/>
    </style:style>
    <style:style style:name="co5" style:family="table-column">
      <style:table-column-properties fo:break-before="auto" style:column-width="4.274cm"/>
    </style:style>
    <style:style style:name="co6" style:family="table-column">
      <style:table-column-properties fo:break-before="auto" style:column-width="4.43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4" style:family="table-cell" style:parent-style-name="Default">
      <style:text-properties fo:color="#999999"/>
    </style:style>
    <style:style style:name="ce1" style:family="table-cell" style:parent-style-name="Default">
      <style:table-cell-properties fo:background-color="#81d41a"/>
    </style:style>
    <style:style style:name="ce3" style:family="table-cell" style:parent-style-name="Default" style:data-style-name="N50"/>
    <style:style style:name="ce9" style:family="table-cell" style:parent-style-name="Default" style:data-style-name="N50">
      <style:table-cell-properties fo:background-color="#81d41a"/>
    </style:style>
    <style:style style:name="ce11" style:family="table-cell" style:parent-style-name="Default">
      <style:text-properties style:use-window-font-color="true" style:text-outline="false" style:text-line-through-style="none" style:text-line-through-type="none" style:font-name="Helvetic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2pt" style:language-asian="none" style:country-asian="none" style:font-style-asian="normal" style:font-weight-asian="normal" style:font-name-complex="Helvetic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50">
      <style:text-properties fo:color="#999999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ce1"/>
        <table:table-column table:style-name="co1" table:default-cell-style-name="Default"/>
        <table:table-column table:style-name="co5" table:default-cell-style-name="ce3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office:value-type="string" calcext:value-type="string">
            <text:p>Taxa</text:p>
          </table:table-cell>
          <table:table-cell office:value-type="string" calcext:value-type="string">
            <text:p>Dimensions</text:p>
          </table:table-cell>
          <table:table-cell office:value-type="string" calcext:value-type="string">
            <text:p>levels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here</text:p>
          </table:table-cell>
          <table:table-cell table:style-name="Default" office:value-type="string" calcext:value-type="string">
            <text:p>Status</text:p>
          </table:table-cell>
          <table:table-cell office:value-type="string" calcext:value-type="string">
            <text:p>Time</text:p>
          </table:table-cell>
          <table:table-cell table:style-name="Default"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formula="of:=SUM([.H3:.H5297])" office:value-type="float" office:value="3043.268105" calcext:value-type="float">
            <text:p>3043.268105</text:p>
          </table:table-cell>
          <table:table-cell table:style-name="Default" table:formula="of:=[.H2]/24/365" office:value-type="float" office:value="0.347405034817352" calcext:value-type="float">
            <text:p>0.347405034817352</text:p>
          </table:table-cell>
          <table:table-cell office:value-type="string" calcext:value-type="string">
            <text:p>&lt;- CPU years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1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154.3671" calcext:value-type="float">
            <text:p>154.3671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2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153.2832" calcext:value-type="float">
            <text:p>153.2832</text:p>
          </table:table-cell>
          <table:table-cell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3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154.1598" calcext:value-type="float">
            <text:p>154.1598</text:p>
          </table:table-cell>
          <table:table-cell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office:value-type="float" office:value="6604" calcext:value-type="float">
            <text:p>6604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Telluraves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151.2328" calcext:value-type="float">
            <text:p>151.2328</text:p>
          </table:table-cell>
          <table:table-cell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Strisores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1.647848" calcext:value-type="float">
            <text:p>1.647848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perorder_lvl_order_suborder_Paleognathae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2"/>
          <table:table-cell table:style-name="ce8"/>
          <table:table-cell table:style-name="ce4" table:number-columns-repeated="1015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Otidimorphae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0.9" calcext:value-type="float">
            <text:p>0.9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perorder_lvl_order_suborder_Mirandornithes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2"/>
          <table:table-cell table:style-name="ce8"/>
          <table:table-cell table:style-name="ce4" table:number-columns-repeated="1015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Galloanserae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2.973291" calcext:value-type="float">
            <text:p>2.973291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Columbbimorphae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1.264576" calcext:value-type="float">
            <text:p>1.264576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Aequornithes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2.703039" calcext:value-type="float">
            <text:p>2.703039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240" calcext:value-type="float">
            <text:p>24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Accipitriformes <text:s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56" calcext:value-type="float">
            <text:p>15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Anseriformes <text:s text:c="4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331" calcext:value-type="float">
            <text:p>33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Apodiformes <text:s text:c="5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66" calcext:value-type="float">
            <text:p>6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Bucerotiformes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aprimulgiformes 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Charadriiformes <text:s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1.920523" calcext:value-type="float">
            <text:p>1.920523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iconiiformes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8"/>
          <table:table-cell table:style-name="ce4" office:value-type="string" calcext:value-type="string">
            <text:p>s</text:p>
          </table:table-cell>
          <table:table-cell table:style-name="ce4" table:number-columns-repeated="1009"/>
        </table:table-row>
        <table:table-row table:style-name="ro1">
          <table:table-cell table:style-name="ce4" office:value-type="float" office:value="266" calcext:value-type="float">
            <text:p>26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olumbiformes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49" calcext:value-type="float">
            <text:p>14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oraciiformes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34" calcext:value-type="float">
            <text:p>13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uculiformes <text:s text:c="4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63" calcext:value-type="float">
            <text:p>6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Falconiformes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265" calcext:value-type="float">
            <text:p>26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Galliformes <text:s text:c="5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Gruiformes <text:s text:c="6"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0.5" calcext:value-type="float">
            <text:p>0.5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Musophagiformes <text:s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Otidiformes <text:s text:c="5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Passeriformes <text:s text:c="3"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59.92457" calcext:value-type="float">
            <text:p>59.92457</text:p>
          </table:table-cell>
          <table:table-cell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table:style-name="ce4" office:value-type="float" office:value="103" calcext:value-type="float">
            <text:p>10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elecaniformes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Piciformes <text:s text:c="6"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1.756259" calcext:value-type="float">
            <text:p>1.756259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odicipediformes 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12" calcext:value-type="float">
            <text:p>11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rocellariiformes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341" calcext:value-type="float">
            <text:p>34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sittaciformes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terocliformes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Sphenisciformes <text:s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76" calcext:value-type="float">
            <text:p>7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Strigiformes <text:s text:c="4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Suliformes <text:s text:c="6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Tinamiformes <text:s text:c="4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Trogoniformes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Ardei <text:s text:c="6"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0.5" calcext:value-type="float">
            <text:p>0.5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Buceroti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98" calcext:value-type="float">
            <text:p>98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Charadrii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Galbuli <text:s text:c="4"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0.2" calcext:value-type="float">
            <text:p>0.2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Grui <text:s text:c="7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Lari <text:s text:c="7"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1" calcext:value-type="float">
            <text:p>1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4249" calcext:value-type="float">
            <text:p>4249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asseri <text:s text:c="4"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108.4344" calcext:value-type="float">
            <text:p>108.4344</text:p>
          </table:table-cell>
          <table:table-cell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hasianoidea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1" calcext:value-type="float">
            <text:p>1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ici <text:s text:c="7"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1.65647" calcext:value-type="float">
            <text:p>1.65647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119" calcext:value-type="float">
            <text:p>11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Ralli <text:s text:c="6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Scolopaci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978" calcext:value-type="float">
            <text:p>97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Tyranni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10.32763" calcext:value-type="float">
            <text:p>10.32763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Certhioidea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0.5" calcext:value-type="float">
            <text:p>0.5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Corvoidea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7.513349" calcext:value-type="float">
            <text:p>7.513349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Meliphagoidea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1.24356" calcext:value-type="float">
            <text:p>1.24356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perfam_lvl_fam_Menuroidea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0.88889" calcext:value-type="float">
            <text:p>50.88889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49" calcext:value-type="float">
            <text:p>8749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39.99389" calcext:value-type="float">
            <text:p>39.99389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50" calcext:value-type="float">
            <text:p>8750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7.25667" calcext:value-type="float">
            <text:p>57.25667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51" calcext:value-type="float">
            <text:p>8751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2.92556" calcext:value-type="float">
            <text:p>52.92556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52" calcext:value-type="float">
            <text:p>8752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7.18944" calcext:value-type="float">
            <text:p>47.18944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53" calcext:value-type="float">
            <text:p>8753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9.62278" calcext:value-type="float">
            <text:p>49.62278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54" calcext:value-type="float">
            <text:p>8754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39.8975" calcext:value-type="float">
            <text:p>39.8975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55" calcext:value-type="float">
            <text:p>8755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4.17833" calcext:value-type="float">
            <text:p>54.17833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56" calcext:value-type="float">
            <text:p>8756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62.19722" calcext:value-type="float">
            <text:p>62.19722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57" calcext:value-type="float">
            <text:p>8757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5.69444" calcext:value-type="float">
            <text:p>55.69444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58" calcext:value-type="float">
            <text:p>8758</text:p>
          </table:table-cell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3.1175" calcext:value-type="float">
            <text:p>53.1175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59" calcext:value-type="float">
            <text:p>8759</text:p>
          </table:table-cell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3.83056" calcext:value-type="float">
            <text:p>53.83056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60" calcext:value-type="float">
            <text:p>8760</text:p>
          </table:table-cell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1.9325" calcext:value-type="float">
            <text:p>51.9325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61" calcext:value-type="float">
            <text:p>8761</text:p>
          </table:table-cell>
          <table:table-cell office:value-type="float" office:value="21" calcext:value-type="float">
            <text:p>2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5.25278" calcext:value-type="float">
            <text:p>45.25278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62" calcext:value-type="float">
            <text:p>8762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1" calcext:value-type="float">
            <text:p>41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63" calcext:value-type="float">
            <text:p>8763</text:p>
          </table:table-cell>
          <table:table-cell office:value-type="float" office:value="23" calcext:value-type="float">
            <text:p>2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4.53639" calcext:value-type="float">
            <text:p>44.53639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64" calcext:value-type="float">
            <text:p>8764</text:p>
          </table:table-cell>
          <table:table-cell office:value-type="float" office:value="24" calcext:value-type="float">
            <text:p>2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1.30389" calcext:value-type="float">
            <text:p>41.30389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65" calcext:value-type="float">
            <text:p>8765</text:p>
          </table:table-cell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1.93361" calcext:value-type="float">
            <text:p>41.93361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66" calcext:value-type="float">
            <text:p>8766</text:p>
          </table:table-cell>
          <table:table-cell office:value-type="float" office:value="26" calcext:value-type="float">
            <text:p>2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9.05028" calcext:value-type="float">
            <text:p>49.05028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67" calcext:value-type="float">
            <text:p>8767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1.75528" calcext:value-type="float">
            <text:p>41.75528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68" calcext:value-type="float">
            <text:p>8768</text:p>
          </table:table-cell>
          <table:table-cell office:value-type="float" office:value="28" calcext:value-type="float">
            <text:p>2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7.15694" calcext:value-type="float">
            <text:p>47.15694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69" calcext:value-type="float">
            <text:p>8769</text:p>
          </table:table-cell>
          <table:table-cell office:value-type="float" office:value="29" calcext:value-type="float">
            <text:p>29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1.69" calcext:value-type="float">
            <text:p>41.69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70" calcext:value-type="float">
            <text:p>8770</text:p>
          </table:table-cell>
          <table:table-cell office:value-type="float" office:value="30" calcext:value-type="float">
            <text:p>3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1.77806" calcext:value-type="float">
            <text:p>41.77806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71" calcext:value-type="float">
            <text:p>8771</text:p>
          </table:table-cell>
          <table:table-cell office:value-type="float" office:value="31" calcext:value-type="float">
            <text:p>3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8.5525" calcext:value-type="float">
            <text:p>48.5525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72" calcext:value-type="float">
            <text:p>8772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2.06056" calcext:value-type="float">
            <text:p>52.06056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73" calcext:value-type="float">
            <text:p>8773</text:p>
          </table:table-cell>
          <table:table-cell office:value-type="float" office:value="33" calcext:value-type="float">
            <text:p>3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4.83694" calcext:value-type="float">
            <text:p>44.83694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74" calcext:value-type="float">
            <text:p>8774</text:p>
          </table:table-cell>
          <table:table-cell office:value-type="float" office:value="34" calcext:value-type="float">
            <text:p>3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1.69611" calcext:value-type="float">
            <text:p>41.69611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75" calcext:value-type="float">
            <text:p>8775</text:p>
          </table:table-cell>
          <table:table-cell office:value-type="float" office:value="35" calcext:value-type="float">
            <text:p>3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1.05944" calcext:value-type="float">
            <text:p>41.05944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76" calcext:value-type="float">
            <text:p>8776</text:p>
          </table:table-cell>
          <table:table-cell office:value-type="float" office:value="36" calcext:value-type="float">
            <text:p>36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1.46444" calcext:value-type="float">
            <text:p>41.46444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77" calcext:value-type="float">
            <text:p>8777</text:p>
          </table:table-cell>
          <table:table-cell office:value-type="float" office:value="37" calcext:value-type="float">
            <text:p>3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1.63972" calcext:value-type="float">
            <text:p>41.63972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78" calcext:value-type="float">
            <text:p>8778</text:p>
          </table:table-cell>
          <table:table-cell office:value-type="float" office:value="38" calcext:value-type="float">
            <text:p>38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6.4725" calcext:value-type="float">
            <text:p>46.4725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79" calcext:value-type="float">
            <text:p>8779</text:p>
          </table:table-cell>
          <table:table-cell office:value-type="float" office:value="39" calcext:value-type="float">
            <text:p>39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1.19111" calcext:value-type="float">
            <text:p>41.19111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80" calcext:value-type="float">
            <text:p>8780</text:p>
          </table:table-cell>
          <table:table-cell office:value-type="float" office:value="40" calcext:value-type="float">
            <text:p>4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81" calcext:value-type="float">
            <text:p>8781</text:p>
          </table:table-cell>
          <table:table-cell office:value-type="float" office:value="41" calcext:value-type="float">
            <text:p>4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1.73944" calcext:value-type="float">
            <text:p>41.73944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82" calcext:value-type="float">
            <text:p>8782</text:p>
          </table:table-cell>
          <table:table-cell office:value-type="float" office:value="42" calcext:value-type="float">
            <text:p>42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1.72083" calcext:value-type="float">
            <text:p>41.72083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83" calcext:value-type="float">
            <text:p>8783</text:p>
          </table:table-cell>
          <table:table-cell office:value-type="float" office:value="43" calcext:value-type="float">
            <text:p>43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1.34333" calcext:value-type="float">
            <text:p>41.34333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84" calcext:value-type="float">
            <text:p>8784</text:p>
          </table:table-cell>
          <table:table-cell office:value-type="float" office:value="44" calcext:value-type="float">
            <text:p>44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1.72333" calcext:value-type="float">
            <text:p>41.72333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85" calcext:value-type="float">
            <text:p>8785</text:p>
          </table:table-cell>
          <table:table-cell office:value-type="float" office:value="45" calcext:value-type="float">
            <text:p>4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86" calcext:value-type="float">
            <text:p>8786</text:p>
          </table:table-cell>
          <table:table-cell office:value-type="float" office:value="46" calcext:value-type="float">
            <text:p>46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1.66583" calcext:value-type="float">
            <text:p>41.66583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87" calcext:value-type="float">
            <text:p>8787</text:p>
          </table:table-cell>
          <table:table-cell office:value-type="float" office:value="47" calcext:value-type="float">
            <text:p>47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88" calcext:value-type="float">
            <text:p>8788</text:p>
          </table:table-cell>
          <table:table-cell office:value-type="float" office:value="48" calcext:value-type="float">
            <text:p>48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89" calcext:value-type="float">
            <text:p>8789</text:p>
          </table:table-cell>
          <table:table-cell office:value-type="float" office:value="49" calcext:value-type="float">
            <text:p>49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90" calcext:value-type="float">
            <text:p>8790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91" calcext:value-type="float">
            <text:p>8791</text:p>
          </table:table-cell>
          <table:table-cell office:value-type="float" office:value="51" calcext:value-type="float">
            <text:p>5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792" calcext:value-type="float">
            <text:p>8792</text:p>
          </table:table-cell>
          <table:table-cell office:value-type="float" office:value="52" calcext:value-type="float">
            <text:p>5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93" calcext:value-type="float">
            <text:p>8793</text:p>
          </table:table-cell>
          <table:table-cell office:value-type="float" office:value="53" calcext:value-type="float">
            <text:p>53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94" calcext:value-type="float">
            <text:p>8794</text:p>
          </table:table-cell>
          <table:table-cell office:value-type="float" office:value="54" calcext:value-type="float">
            <text:p>54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95" calcext:value-type="float">
            <text:p>8795</text:p>
          </table:table-cell>
          <table:table-cell office:value-type="float" office:value="55" calcext:value-type="float">
            <text:p>55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96" calcext:value-type="float">
            <text:p>8796</text:p>
          </table:table-cell>
          <table:table-cell office:value-type="float" office:value="56" calcext:value-type="float">
            <text:p>56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97" calcext:value-type="float">
            <text:p>8797</text:p>
          </table:table-cell>
          <table:table-cell office:value-type="float" office:value="57" calcext:value-type="float">
            <text:p>5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98" calcext:value-type="float">
            <text:p>8798</text:p>
          </table:table-cell>
          <table:table-cell office:value-type="float" office:value="58" calcext:value-type="float">
            <text:p>58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1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table:style-name="ce11" office:value-type="float" office:value="55.22083" calcext:value-type="float">
            <text:p>55.22083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799" calcext:value-type="float">
            <text:p>8799</text:p>
          </table:table-cell>
          <table:table-cell office:value-type="float" office:value="59" calcext:value-type="float">
            <text:p>59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2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2.75444" calcext:value-type="float">
            <text:p>52.75444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00" calcext:value-type="float">
            <text:p>8800</text:p>
          </table:table-cell>
          <table:table-cell office:value-type="float" office:value="60" calcext:value-type="float">
            <text:p>6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01" calcext:value-type="float">
            <text:p>8801</text:p>
          </table:table-cell>
          <table:table-cell office:value-type="float" office:value="61" calcext:value-type="float">
            <text:p>61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02" calcext:value-type="float">
            <text:p>8802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03" calcext:value-type="float">
            <text:p>8803</text:p>
          </table:table-cell>
          <table:table-cell office:value-type="float" office:value="63" calcext:value-type="float">
            <text:p>63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04" calcext:value-type="float">
            <text:p>8804</text:p>
          </table:table-cell>
          <table:table-cell office:value-type="float" office:value="64" calcext:value-type="float">
            <text:p>64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05" calcext:value-type="float">
            <text:p>8805</text:p>
          </table:table-cell>
          <table:table-cell office:value-type="float" office:value="65" calcext:value-type="float">
            <text:p>65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06" calcext:value-type="float">
            <text:p>8806</text:p>
          </table:table-cell>
          <table:table-cell office:value-type="float" office:value="66" calcext:value-type="float">
            <text:p>6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07" calcext:value-type="float">
            <text:p>8807</text:p>
          </table:table-cell>
          <table:table-cell office:value-type="float" office:value="67" calcext:value-type="float">
            <text:p>67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0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8.35944" calcext:value-type="float">
            <text:p>48.35944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08" calcext:value-type="float">
            <text:p>8808</text:p>
          </table:table-cell>
          <table:table-cell office:value-type="float" office:value="68" calcext:value-type="float">
            <text:p>68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1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9.65778" calcext:value-type="float">
            <text:p>49.65778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09" calcext:value-type="float">
            <text:p>8809</text:p>
          </table:table-cell>
          <table:table-cell office:value-type="float" office:value="69" calcext:value-type="float">
            <text:p>69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2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7.63667" calcext:value-type="float">
            <text:p>47.63667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10" calcext:value-type="float">
            <text:p>8810</text:p>
          </table:table-cell>
          <table:table-cell office:value-type="float" office:value="70" calcext:value-type="float">
            <text:p>7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3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3.20417" calcext:value-type="float">
            <text:p>43.20417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71" calcext:value-type="float">
            <text:p>71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4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9.79361" calcext:value-type="float">
            <text:p>49.79361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12" calcext:value-type="float">
            <text:p>8812</text:p>
          </table:table-cell>
          <table:table-cell office:value-type="float" office:value="72" calcext:value-type="float">
            <text:p>7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13" calcext:value-type="float">
            <text:p>8813</text:p>
          </table:table-cell>
          <table:table-cell office:value-type="float" office:value="73" calcext:value-type="float">
            <text:p>73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6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1.30472" calcext:value-type="float">
            <text:p>41.30472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14" calcext:value-type="float">
            <text:p>8814</text:p>
          </table:table-cell>
          <table:table-cell office:value-type="float" office:value="74" calcext:value-type="float">
            <text:p>74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7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1.41333" calcext:value-type="float">
            <text:p>41.41333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15" calcext:value-type="float">
            <text:p>8815</text:p>
          </table:table-cell>
          <table:table-cell office:value-type="float" office:value="75" calcext:value-type="float">
            <text:p>75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8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1.82944" calcext:value-type="float">
            <text:p>41.82944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16" calcext:value-type="float">
            <text:p>8816</text:p>
          </table:table-cell>
          <table:table-cell office:value-type="float" office:value="76" calcext:value-type="float">
            <text:p>76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9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1.73667" calcext:value-type="float">
            <text:p>41.73667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17" calcext:value-type="float">
            <text:p>8817</text:p>
          </table:table-cell>
          <table:table-cell office:value-type="float" office:value="77" calcext:value-type="float">
            <text:p>7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18" calcext:value-type="float">
            <text:p>8818</text:p>
          </table:table-cell>
          <table:table-cell office:value-type="float" office:value="78" calcext:value-type="float">
            <text:p>78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19" calcext:value-type="float">
            <text:p>8819</text:p>
          </table:table-cell>
          <table:table-cell office:value-type="float" office:value="79" calcext:value-type="float">
            <text:p>79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20" calcext:value-type="float">
            <text:p>8820</text:p>
          </table:table-cell>
          <table:table-cell office:value-type="float" office:value="80" calcext:value-type="float">
            <text:p>80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81" calcext:value-type="float">
            <text:p>8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22" calcext:value-type="float">
            <text:p>8822</text:p>
          </table:table-cell>
          <table:table-cell office:value-type="float" office:value="82" calcext:value-type="float">
            <text:p>8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23" calcext:value-type="float">
            <text:p>8823</text:p>
          </table:table-cell>
          <table:table-cell office:value-type="float" office:value="83" calcext:value-type="float">
            <text:p>8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24" calcext:value-type="float">
            <text:p>8824</text:p>
          </table:table-cell>
          <table:table-cell office:value-type="float" office:value="84" calcext:value-type="float">
            <text:p>8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25" calcext:value-type="float">
            <text:p>8825</text:p>
          </table:table-cell>
          <table:table-cell office:value-type="float" office:value="85" calcext:value-type="float">
            <text:p>8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26" calcext:value-type="float">
            <text:p>8826</text:p>
          </table:table-cell>
          <table:table-cell office:value-type="float" office:value="86" calcext:value-type="float">
            <text:p>86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27" calcext:value-type="float">
            <text:p>8827</text:p>
          </table:table-cell>
          <table:table-cell office:value-type="float" office:value="87" calcext:value-type="float">
            <text:p>87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28" calcext:value-type="float">
            <text:p>8828</text:p>
          </table:table-cell>
          <table:table-cell office:value-type="float" office:value="88" calcext:value-type="float">
            <text:p>88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29" calcext:value-type="float">
            <text:p>8829</text:p>
          </table:table-cell>
          <table:table-cell office:value-type="float" office:value="89" calcext:value-type="float">
            <text:p>89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30" calcext:value-type="float">
            <text:p>8830</text:p>
          </table:table-cell>
          <table:table-cell office:value-type="float" office:value="90" calcext:value-type="float">
            <text:p>90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91" calcext:value-type="float">
            <text:p>91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32" calcext:value-type="float">
            <text:p>8832</text:p>
          </table:table-cell>
          <table:table-cell office:value-type="float" office:value="92" calcext:value-type="float">
            <text:p>92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33" calcext:value-type="float">
            <text:p>8833</text:p>
          </table:table-cell>
          <table:table-cell office:value-type="float" office:value="93" calcext:value-type="float">
            <text:p>93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34" calcext:value-type="float">
            <text:p>8834</text:p>
          </table:table-cell>
          <table:table-cell office:value-type="float" office:value="94" calcext:value-type="float">
            <text:p>94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35" calcext:value-type="float">
            <text:p>8835</text:p>
          </table:table-cell>
          <table:table-cell office:value-type="float" office:value="95" calcext:value-type="float">
            <text:p>95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36" calcext:value-type="float">
            <text:p>8836</text:p>
          </table:table-cell>
          <table:table-cell office:value-type="float" office:value="96" calcext:value-type="float">
            <text:p>96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37" calcext:value-type="float">
            <text:p>8837</text:p>
          </table:table-cell>
          <table:table-cell office:value-type="float" office:value="97" calcext:value-type="float">
            <text:p>9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38" calcext:value-type="float">
            <text:p>8838</text:p>
          </table:table-cell>
          <table:table-cell office:value-type="float" office:value="98" calcext:value-type="float">
            <text:p>98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39" calcext:value-type="float">
            <text:p>8839</text:p>
          </table:table-cell>
          <table:table-cell office:value-type="float" office:value="99" calcext:value-type="float">
            <text:p>99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40" calcext:value-type="float">
            <text:p>8840</text:p>
          </table:table-cell>
          <table:table-cell office:value-type="float" office:value="100" calcext:value-type="float">
            <text:p>100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41" calcext:value-type="float">
            <text:p>8841</text:p>
          </table:table-cell>
          <table:table-cell office:value-type="float" office:value="101" calcext:value-type="float">
            <text:p>101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42" calcext:value-type="float">
            <text:p>8842</text:p>
          </table:table-cell>
          <table:table-cell office:value-type="float" office:value="102" calcext:value-type="float">
            <text:p>102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43" calcext:value-type="float">
            <text:p>8843</text:p>
          </table:table-cell>
          <table:table-cell office:value-type="float" office:value="103" calcext:value-type="float">
            <text:p>103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44" calcext:value-type="float">
            <text:p>8844</text:p>
          </table:table-cell>
          <table:table-cell office:value-type="float" office:value="104" calcext:value-type="float">
            <text:p>104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45" calcext:value-type="float">
            <text:p>8845</text:p>
          </table:table-cell>
          <table:table-cell office:value-type="float" office:value="105" calcext:value-type="float">
            <text:p>10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46" calcext:value-type="float">
            <text:p>8846</text:p>
          </table:table-cell>
          <table:table-cell office:value-type="float" office:value="106" calcext:value-type="float">
            <text:p>106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47" calcext:value-type="float">
            <text:p>8847</text:p>
          </table:table-cell>
          <table:table-cell office:value-type="float" office:value="107" calcext:value-type="float">
            <text:p>107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0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E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2" style:family="table-cell" style:parent-style-name="Result" style:data-style-name="N112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8">00/00/0000</text:date>, <text:time style:data-style-name="N2" text:time-value="10:31:36.4462164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2T15:00:23.623562868</meta:creation-date>
    <meta:generator>LibreOffice/6.4.7.2$Linux_X86_64 LibreOffice_project/40$Build-2</meta:generator>
    <dc:date>2021-11-08T11:03:29.655609035</dc:date>
    <meta:editing-duration>P4DT20H14M47S</meta:editing-duration>
    <meta:editing-cycles>126</meta:editing-cycles>
    <meta:document-statistic meta:table-count="1" meta:cell-count="1253" meta:object-count="0"/>
  </office:meta>
</office:document-meta>
</file>